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eeeeee" draw:textarea-horizontal-align="justify" draw:textarea-vertical-align="middle" draw:auto-grow-height="false" fo:min-height="1.402cm" fo:min-width="1.152cm"/>
    </style:style>
    <style:style style:name="gr2" style:family="graphic" style:parent-style-name="standard">
      <style:graphic-properties svg:stroke-color="#dddddd" draw:fill-color="#eeeeee" draw:textarea-horizontal-align="justify" draw:textarea-vertical-align="middle" draw:auto-grow-height="false" fo:min-height="3.036cm" fo:min-width="6.612cm"/>
    </style:style>
    <style:style style:name="gr3" style:family="graphic" style:parent-style-name="standard">
      <style:graphic-properties svg:stroke-color="#dddddd" draw:fill-color="#eeeeee" draw:textarea-horizontal-align="justify" draw:textarea-vertical-align="middle" draw:auto-grow-height="false" fo:min-height="4.957cm" fo:min-width="6.612cm"/>
    </style:style>
    <style:style style:name="gr4" style:family="graphic" style:parent-style-name="standard">
      <style:graphic-properties svg:stroke-color="#dddddd" draw:fill-color="#eeeeee" draw:textarea-horizontal-align="justify" draw:textarea-vertical-align="middle" draw:auto-grow-height="false" fo:min-height="1.341cm" fo:min-width="5.088cm"/>
    </style:style>
    <style:style style:name="gr5" style:family="graphic" style:parent-style-name="standard">
      <style:graphic-properties svg:stroke-color="#dddddd" draw:fill-color="#eeeeee" draw:textarea-horizontal-align="justify" draw:textarea-vertical-align="middle" draw:auto-grow-height="false" fo:min-height="0.766cm" fo:min-width="5.85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59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svg:stroke-color="#dddddd" draw:fill-color="#eeeeee" draw:textarea-horizontal-align="justify" draw:textarea-vertical-align="middle" draw:auto-grow-height="false" fo:min-height="0.996cm" fo:min-width="4.011cm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gr15" style:family="graphic" style:parent-style-name="standard">
      <style:graphic-properties draw:stroke="none" svg:stroke-color="#000000" draw:fill="none" draw:fill-color="#ffffff" fo:min-height="0.881cm"/>
    </style:style>
    <style:style style:name="gr16" style:family="graphic" style:parent-style-name="standard">
      <style:graphic-properties svg:stroke-color="#dddddd" draw:fill-color="#eeeeee" draw:textarea-horizontal-align="justify" draw:textarea-vertical-align="middle" draw:auto-grow-height="false" fo:min-height="1.09cm" fo:min-width="4.078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Monaco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loext:graphic-properties draw:fill-color="#eeeeee"/>
      <style:paragraph-properties fo:text-align="start"/>
      <style:text-properties style:font-name="Monaco"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eeeeee"/>
      <style:paragraph-properties fo:text-align="center"/>
      <style:text-properties style:font-name="Monaco" fo:font-size="11pt" style:font-size-asian="11pt" style:font-size-complex="11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text-align="center"/>
      <style:text-properties style:font-name="Monaco" fo:font-size="12pt" style:font-size-asian="12pt" style:font-size-complex="12pt"/>
    </style:style>
    <style:style style:name="P9" style:family="paragraph">
      <style:text-properties style:font-name="Monaco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Monaco" fo:font-size="12pt" style:font-size-asian="12pt" style:font-size-complex="12pt"/>
    </style:style>
    <style:style style:name="P11" style:family="paragraph">
      <style:text-properties style:font-name="Monaco"/>
    </style:style>
    <style:style style:name="P12" style:family="paragraph">
      <loext:graphic-properties draw:fill="none" draw:fill-color="#ffffff"/>
      <style:text-properties style:font-name="Monaco"/>
    </style:style>
    <style:style style:name="P13" style:family="paragraph">
      <style:text-properties style:font-name="Monaco" fo:font-size="10pt" style:font-size-asian="12pt" style:font-size-complex="12pt"/>
    </style:style>
    <style:style style:name="P14" style:family="paragraph">
      <loext:graphic-properties draw:fill="none" draw:fill-color="#ffffff"/>
      <style:text-properties style:font-name="Monaco" fo:font-size="10pt" style:font-size-asian="12pt" style:font-size-complex="12pt"/>
    </style:style>
    <style:style style:name="T1" style:family="text">
      <style:text-properties style:font-name="Monaco" fo:font-size="12pt" style:font-size-asian="12pt" style:font-size-complex="12pt"/>
    </style:style>
    <style:style style:name="T2" style:family="text">
      <style:text-properties style:font-name="Monaco" fo:font-size="11pt" style:font-size-asian="11pt" style:font-size-complex="11pt"/>
    </style:style>
    <style:style style:name="T3" style:family="text">
      <style:text-properties fo:color="#00a933" style:font-name="Monaco" fo:font-size="12pt" style:font-size-asian="12pt" style:font-size-complex="12pt"/>
    </style:style>
    <style:style style:name="T4" style:family="text">
      <style:text-properties style:font-name="Monaco"/>
    </style:style>
    <style:style style:name="T5" style:family="text">
      <style:text-properties style:font-name="Monaco"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3.302cm" svg:x="17.161cm" svg:y="1.935cm">
          <text:p text:style-name="P1"><text:span text:style-name="T1">isDSp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8" draw:id="id8" draw:layer="layout" svg:width="7.112cm" svg:height="3.286cm" svg:x="15.972cm" svg:y="7.026cm">
          <text:p text:style-name="P3"><text:span text:style-name="T1">&gt; wait-for postgres</text:span></text:p>
          <text:p text:style-name="P3"><text:span text:style-name="T1">&gt; setup-postgres</text:span></text:p>
          <text:p text:style-name="P3"><text:span text:style-name="T1">&gt; update-solr-config</text:span></text:p>
          <text:p text:style-name="P3"><text:span text:style-name="T1">&gt; link-$WEBAPPS</text:span></text:p>
          <text:p text:style-name="P3"><text:span text:style-name="T1">&gt; set-$ROOT_WEBAPP-as-roo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3" draw:id="id3" draw:layer="layout" svg:width="3.302cm" svg:height="3.302cm" svg:x="17.925cm" svg:y="11.63cm">
          <text:p text:style-name="P5"><text:span text:style-name="T2">$ENVIRON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5" draw:id="id5" draw:layer="layout" svg:width="7.112cm" svg:height="5.207cm" svg:x="25.41cm" svg:y="15.357cm">
          <text:p text:style-name="P3"><text:span text:style-name="T1">&gt; copy-contextxml</text:span></text:p>
          <text:p text:style-name="P3"><text:span text:style-name="T1">&gt; copy-4science-tools</text:span></text:p>
          <text:p text:style-name="P3"><text:span text:style-name="T1">&gt; update-dspace-cfg</text:span></text:p>
          <text:p text:style-name="P3"><text:span text:style-name="T1">&gt; load-registries</text:span></text:p>
          <text:p text:style-name="P3"><text:span text:style-name="T1">&gt; import-communities</text:span></text:p>
          <text:p text:style-name="P3"><text:span text:style-name="T1">&gt; update-form-map</text:span></text:p>
          <text:p text:style-name="P3"><text:span text:style-name="T1">&gt; load-cris-configuration</text:span></text:p>
          <text:p text:style-name="P3"><text:span text:style-name="T1">&gt; import-input-forms</text:span></text:p>
          <text:p text:style-name="P3"><text:span text:style-name="T1">&gt; enable-metrics-plugins</text:span></text:p>
          <text:p text:style-name="P3"><text:span text:style-name="T1">&gt; start-tomcat </text:span><text:span text:style-name="T3">✔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5.588cm" svg:height="1.591cm" svg:x="9.035cm" svg:y="17.443cm">
          <text:p text:style-name="P3"><text:span text:style-name="T1">&gt; load-example-</text:span></text:p>
          <text:p text:style-name="P3"><text:span text:style-name="T1"><text:s text:c="2"/></text:span><text:span text:style-name="T1">cris-configuration</text:span></text:p>
          <text:p text:style-name="P3"><text:span text:style-name="T1">&gt; start-tomcat </text:span><text:span text:style-name="T3">✔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6.35cm" svg:height="1.016cm" svg:x="16.393cm" svg:y="17.443cm">
          <text:p text:style-name="P3"><text:span text:style-name="T1">&gt; create-example-users</text:span></text:p>
          <text:p text:style-name="P3"><text:span text:style-name="T1">&gt; add-credentials-modal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7.161cm" svg:y1="3.586cm" svg:x2="10.013cm" svg:y2="4.436cm" draw:start-shape="id1" draw:start-glue-point="5" draw:end-shape="id2" draw:end-glue-point="4" svg:d="M17161 3586h-7148v850" svg:viewBox="0 0 7149 851">
          <text:p/>
        </draw:connector>
        <draw:connector draw:style-name="gr6" draw:text-style-name="P7" draw:layer="layout" svg:x1="17.925cm" svg:y1="13.281cm" svg:x2="11.829cm" svg:y2="17.443cm" draw:start-shape="id3" draw:start-glue-point="5" draw:end-shape="id4" draw:end-glue-point="0" svg:d="M17925 13281h-6096v4162" svg:viewBox="0 0 6097 4163">
          <text:p/>
        </draw:connector>
        <draw:connector draw:style-name="gr7" draw:text-style-name="P8" draw:layer="layout" svg:x1="21.227cm" svg:y1="13.281cm" svg:x2="28.966cm" svg:y2="15.357cm" draw:start-shape="id3" draw:start-glue-point="7" draw:end-shape="id5" draw:end-glue-point="0" svg:d="M21227 13281h7739v2076" svg:viewBox="0 0 7740 2077">
          <text:p text:style-name="P1"><text:span text:style-name="T1"/></text:p>
        </draw:connector>
        <draw:connector draw:style-name="gr6" draw:text-style-name="P7" draw:layer="layout" draw:type="line" svg:x1="19.528cm" svg:y1="10.312cm" svg:x2="19.576cm" svg:y2="11.63cm" draw:end-shape="id3" draw:end-glue-point="4" svg:d="M19528 10312l48 1318" svg:viewBox="0 0 49 1319">
          <text:p/>
        </draw:connector>
        <draw:connector draw:style-name="gr7" draw:text-style-name="P7" draw:layer="layout" draw:type="line" svg:x1="19.576cm" svg:y1="14.932cm" svg:x2="19.568cm" svg:y2="17.443cm" draw:start-shape="id3" draw:start-glue-point="6" draw:end-shape="id6" draw:end-glue-point="0" svg:d="M19576 14932l-8 2511" svg:viewBox="0 0 9 2512">
          <text:p text:style-name="P1"/>
        </draw:connector>
        <draw:connector draw:style-name="gr6" draw:text-style-name="P7" draw:layer="layout" draw:type="line" svg:x1="22.743cm" svg:y1="17.951cm" svg:x2="25.41cm" svg:y2="17.96cm" draw:start-shape="id6" draw:start-glue-point="1" draw:end-shape="id5" draw:end-glue-point="3" svg:d="M22743 17951l2667 9" svg:viewBox="0 0 2668 10">
          <text:p/>
        </draw:connector>
        <draw:frame draw:style-name="gr8" draw:text-style-name="P10" draw:layer="layout" svg:width="5.461cm" svg:height="1.309cm" svg:x="12.345cm" svg:y="13.483cm">
          <draw:text-box>
            <text:p text:style-name="P9"><text:span text:style-name="T1">‘</text:span><text:span text:style-name="T1">example’ (default)</text:span></text:p>
          </draw:text-box>
        </draw:frame>
        <draw:frame draw:style-name="gr9" draw:text-style-name="P10" draw:layer="layout" svg:width="4.318cm" svg:height="0.78cm" svg:x="23.845cm" svg:y="13.522cm">
          <draw:text-box>
            <text:p text:style-name="P9"><text:span text:style-name="T1">‘</text:span><text:span text:style-name="T1">production’</text:span></text:p>
          </draw:text-box>
        </draw:frame>
        <draw:frame draw:style-name="gr9" draw:text-style-name="P10" draw:layer="layout" svg:width="4.318cm" svg:height="0.78cm" svg:x="19.645cm" svg:y="15.522cm">
          <draw:text-box>
            <text:p text:style-name="P9"><text:span text:style-name="T1">‘</text:span><text:span text:style-name="T1">development’</text:span></text:p>
          </draw:text-box>
        </draw:frame>
        <draw:custom-shape draw:style-name="gr10" draw:text-style-name="P4" xml:id="id7" draw:id="id7" draw:layer="layout" svg:width="4.511cm" svg:height="1.246cm" svg:x="25.572cm" svg:y="4.326cm">
          <text:p text:style-name="P3"><text:span text:style-name="T1">&gt; setup-solr</text:span></text:p>
          <text:p text:style-name="P3"><text:span text:style-name="T1">&gt; start-tomcat </text:span><text:span text:style-name="T3">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20.463cm" svg:y1="3.586cm" svg:x2="27.827cm" svg:y2="4.326cm" draw:start-shape="id1" draw:start-glue-point="7" draw:end-shape="id7" draw:end-glue-point="0" svg:d="M20463 3586h7364v740" svg:viewBox="0 0 7365 741">
          <text:p/>
        </draw:connector>
        <draw:line draw:style-name="gr11" draw:text-style-name="P7" draw:layer="layout" svg:x1="18.812cm" svg:y1="1.935cm" svg:x2="18.812cm" svg:y2="1.3cm">
          <text:p/>
        </draw:line>
        <draw:custom-shape draw:style-name="gr12" draw:text-style-name="P1" draw:layer="layout" svg:width="0.5cm" svg:height="0.5cm" svg:x="18.577cm" svg:y="1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2.413cm" svg:height="0.78cm" svg:x="12.462cm" svg:y="2.913cm">
          <draw:text-box>
            <text:p text:style-name="P9"><text:span text:style-name="T1">true</text:span></text:p>
          </draw:text-box>
        </draw:frame>
        <draw:frame draw:style-name="gr13" draw:text-style-name="P10" draw:layer="layout" svg:width="2.413cm" svg:height="0.78cm" svg:x="22.463cm" svg:y="2.913cm">
          <draw:text-box>
            <text:p text:style-name="P9"><text:span text:style-name="T1">false</text:span></text:p>
          </draw:text-box>
        </draw:frame>
        <draw:frame draw:style-name="gr14" draw:text-style-name="P12" draw:layer="layout" svg:width="1.143cm" svg:height="1.047cm" svg:x="32.457cm" svg:y="15.308cm">
          <draw:text-box>
            <text:p text:style-name="P11"><text:span text:style-name="T4">*</text:span></text:p>
          </draw:text-box>
        </draw:frame>
        <draw:frame draw:style-name="gr14" draw:text-style-name="P12" draw:layer="layout" svg:width="1.143cm" svg:height="1.047cm" svg:x="22.758cm" svg:y="17.309cm">
          <draw:text-box>
            <text:p text:style-name="P11"><text:span text:style-name="T4">*</text:span></text:p>
          </draw:text-box>
        </draw:frame>
        <draw:frame draw:style-name="gr15" draw:text-style-name="P14" draw:layer="layout" svg:width="5.117cm" svg:height="1.131cm" svg:x="29.443cm" svg:y="8.642cm">
          <draw:text-box>
            <text:p text:style-name="P13"><text:span text:style-name="T5">* highly dependent on organizational needs</text:span></text:p>
          </draw:text-box>
        </draw:frame>
        <draw:custom-shape draw:style-name="gr1" draw:text-style-name="P2" xml:id="id2" draw:id="id2" draw:layer="layout" svg:width="3.302cm" svg:height="3.302cm" svg:x="8.362cm" svg:y="4.436cm">
          <text:p text:style-name="P1"><text:span text:style-name="T1">restor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svg:x1="11.664cm" svg:y1="6.087cm" svg:x2="19.528cm" svg:y2="7.026cm" draw:start-shape="id2" draw:start-glue-point="7" draw:end-shape="id8" draw:end-glue-point="0" svg:d="M11664 6087h7864v939" svg:viewBox="0 0 7865 940">
          <text:p/>
        </draw:connector>
        <draw:frame draw:style-name="gr13" draw:text-style-name="P10" draw:layer="layout" svg:width="2.413cm" svg:height="0.78cm" svg:x="13.964cm" svg:y="5.313cm">
          <draw:text-box>
            <text:p text:style-name="P9"><text:span text:style-name="T1">false</text:span></text:p>
          </draw:text-box>
        </draw:frame>
        <draw:custom-shape draw:style-name="gr16" draw:text-style-name="P4" xml:id="id9" draw:id="id9" draw:layer="layout" svg:width="4.578cm" svg:height="1.34cm" svg:x="1.772cm" svg:y="7.026cm">
          <text:p text:style-name="P3"><text:span text:style-name="T1">&gt; restore</text:span></text:p>
          <text:p text:style-name="P3"><text:span text:style-name="T1">&gt; start-tomcat </text:span><text:span text:style-name="T3">✔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8.362cm" svg:y1="6.087cm" svg:x2="4.061cm" svg:y2="7.026cm" draw:start-shape="id2" draw:start-glue-point="5" draw:end-shape="id9" draw:end-glue-point="0" svg:d="M8362 6087h-4301v939" svg:viewBox="0 0 4302 940">
          <text:p/>
        </draw:connector>
        <draw:frame draw:style-name="gr13" draw:text-style-name="P10" draw:layer="layout" svg:width="2.413cm" svg:height="0.78cm" svg:x="5.763cm" svg:y="5.413cm">
          <draw:text-box>
            <text:p text:style-name="P9"><text:span text:style-name="T1">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7:06:10.527870540</meta:creation-date>
    <dc:date>2019-04-08T17:57:46.422101906</dc:date>
    <meta:editing-duration>PT51M23S</meta:editing-duration>
    <meta:editing-cycles>32</meta:editing-cycles>
    <meta:generator>LibreOffice/6.2.2.2$Linux_X86_64 LibreOffice_project/20$Build-2</meta:generator>
    <meta:document-statistic meta:object-count="30"/>
  </office:meta>
</office:document-meta>
</file>